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ceSpecifier.has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Specifier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aceSpecifier.addSpace( SpaceVal moreSpac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paceSpecifier.SpaceSpecifier( boolean startsReference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Specifier.resolve( boolean endsReferenceArea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paceSpecifi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aceSpecifi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